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>
      <style:text-properties officeooo:paragraph-rsid="0013edde"/>
    </style:style>
    <style:style style:name="P10" style:family="paragraph" style:parent-style-name="Text_20_body">
      <style:text-properties officeooo:paragraph-rsid="0013edde"/>
    </style:style>
    <style:style style:name="T1" style:family="text">
      <style:text-properties officeooo:rsid="0013edde"/>
    </style:style>
    <style:style style:name="T2" style:family="text">
      <style:text-properties style:font-name="Impact"/>
    </style:style>
    <style:style style:name="T3" style:family="text">
      <style:text-properties style:font-name="Arial Black"/>
    </style:style>
    <style:style style:name="T4" style:family="text">
      <style:text-properties style:font-name="Arial Black" fo:font-size="8pt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bjet : Proposition de mise en place d'un pipeline ETL pour la surveillance des prix <text:span text:style-name="T1">sur Books to Scrape</text:span></text:p>
      <text:p text:style-name="Text_20_body"/>
      <text:p text:style-name="Text_20_body">Cher Sam,</text:p>
      <text:p text:style-name="Text_20_body">Suite à la création de la version bêta de notre système de surveillance des prix pour Books Online, je tiens à vous présenter une proposition pour établir un pipeline ETL efficace. Ce pipeline nous permettra d'extraire, transformer et charger les données de manière automatisée.</text:p>
      <text:p text:style-name="Text_20_body"><text:span text:style-name="Strong_20_Emphasis">1. Extraction (Extract):</text:span></text:p>
      <text:list text:style-name="L1">
        <text:list-item>
          <text:p text:style-name="P2">Le script de scraping que nous avons développé utilise <text:span text:style-name="T1">les modules comme</text:span> BeautifulSoup <text:span text:style-name="T1">et Requests</text:span> pour extraire les informations de prix du site web Books to Scrape.</text:p>
        </text:list-item>
        <text:list-item>
          <text:p text:style-name="P1">Nous pouvons planifier l'exécution périodique de ce script pour <text:span text:style-name="T1">mettre</text:span> à jour les données d'extraction.</text:p>
        </text:list-item>
      </text:list>
      <text:p text:style-name="Text_20_body"><text:span text:style-name="Strong_20_Emphasis">2. Transformation (Transform):</text:span></text:p>
      <text:list text:style-name="L2">
        <text:list-item>
          <text:p text:style-name="P4">Les données extraites sont stockées dans un fichier CSV.</text:p>
        </text:list-item>
        <text:list-item>
          <text:p text:style-name="P3">Un script de transformation peut être développé pour nettoyer, filtrer ou agréger les données en fonction de nos besoins.</text:p>
        </text:list-item>
      </text:list>
      <text:p text:style-name="Text_20_body"><text:span text:style-name="Strong_20_Emphasis">3. Chargement (Load):</text:span></text:p>
      <text:list text:style-name="L3">
        <text:list-item>
          <text:p text:style-name="P6">Les données transformées peuvent être chargées dans une base de données, telle que MySQL.</text:p>
        </text:list-item>
        <text:list-item>
          <text:p text:style-name="P5">Nous pouvons également choisir de stocker les données dans un fichier CSV, Excel ou un autre format selon les exigences.</text:p>
        </text:list-item>
      </text:list>
      <text:p text:style-name="Text_20_body"><text:span text:style-name="Strong_20_Emphasis">Utilisation du Code :</text:span></text:p>
      <text:list text:style-name="L4">
        <text:list-item>
          <text:p text:style-name="P8">Le dépôt GitHub contient l'ensemble du code nécessaire pour le scraping, la transformation, et le stockage des données.</text:p>
        </text:list-item>
        <text:list-item>
          <text:p text:style-name="P8">Exécutez le script principal pour lancer le processus complet : <text:span text:style-name="Source_20_Text"><text:span text:style-name="T4">python main.py</text:span></text:span><text:span text:style-name="T4">.</text:span></text:p>
        </text:list-item>
        <text:list-item>
          <text:p text:style-name="P7">Assurez-vous que les bibliothèques nécessaires sont installées en utilisant <text:span text:style-name="Source_20_Text"><text:span text:style-name="T4">pip install -r requirements.txt</text:span></text:span><text:span text:style-name="T4">.</text:span></text:p>
        </text:list-item>
      </text:list>
      <text:p text:style-name="Text_20_body"><text:span text:style-name="Strong_20_Emphasis">Automatisation :</text:span></text:p>
      <text:list text:style-name="L5">
        <text:list-item>
          <text:p text:style-name="P9">Pour automatiser le processus le <text:span text:style-name="T1">p</text:span>lanificateur de tâches (Windows) pour planifier l'exécution périodique du script.</text:p>
        </text:list-item>
      </text:list>
      <text:p text:style-name="P10">Je joins également un fichier ZIP contenant toutes les données extraites et organisées de manière compréhensible.</text:p>
      <text:p text:style-name="Text_20_body">Le déploiement de ce pipeline ETL nous permettra de maintenir nos données à jour en temps réel, facilitant ainsi l'analyse et la prise de décision.</text:p>
      <text:p text:style-name="Text_20_body">N'hésitez pas à me faire part de vos commentaires et suggestions. Je reste à votre disposition pour toute clarification supplémentaire.</text:p>
      <text:p text:style-name="Text_20_body">Cordialement, </text:p>
      <text:p text:style-name="P10"><text:span text:style-name="T1">Maksym YAKYMYSHY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2:11:01.613000000</meta:creation-date>
    <dc:date>2024-01-24T22:17:25.691000000</dc:date>
    <meta:editing-duration>PT6M24S</meta:editing-duration>
    <meta:editing-cycles>1</meta:editing-cycles>
    <meta:document-statistic meta:table-count="0" meta:image-count="0" meta:object-count="0" meta:page-count="1" meta:paragraph-count="23" meta:word-count="316" meta:character-count="2015" meta:non-whitespace-character-count="1731"/>
    <meta:generator>LibreOffice/7.6.4.1$Windows_X86_64 LibreOffice_project/e19e193f88cd6c0525a17fb7a176ed8e6a3e2aa1</meta:generator>
  </office:meta>
</office:document-meta>
</file>